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13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24.34mm" fo:break-before="auto" style:use-optimal-row-height="false"/>
    </style:style>
    <style:style style:name="ro5" style:family="table-row">
      <style:table-row-properties style:row-height="6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12" table:default-cell-style-name="ce2"/>
        <table:table-column table:style-name="co1" table:default-cell-style-name="Default"/>
        <table:table-column table:style-name="co3" table:default-cell-style-name="ce5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H</text:p>
          </table:table-cell>
          <table:table-cell table:formula="of:=CODE([.B2])" office:value-type="float" office:value="49" calcext:value-type="float">
            <text:p>49</text:p>
          </table:table-cell>
          <table:table-cell table:formula="of:=CODE([.C2])" office:value-type="float" office:value="50" calcext:value-type="float">
            <text:p>50</text:p>
          </table:table-cell>
          <table:table-cell table:formula="of:=CODE([.D2])" office:value-type="float" office:value="51" calcext:value-type="float">
            <text:p>51</text:p>
          </table:table-cell>
          <table:table-cell table:formula="of:=CODE([.E2])" office:value-type="float" office:value="52" calcext:value-type="float">
            <text:p>52</text:p>
          </table:table-cell>
          <table:table-cell table:formula="of:=CODE([.F2])" office:value-type="float" office:value="53" calcext:value-type="float">
            <text:p>53</text:p>
          </table:table-cell>
          <table:table-cell table:formula="of:=CODE([.G2])" office:value-type="float" office:value="54" calcext:value-type="float">
            <text:p>54</text:p>
          </table:table-cell>
          <table:table-cell table:formula="of:=CODE([.H2])" office:value-type="float" office:value="55" calcext:value-type="float">
            <text:p>55</text:p>
          </table:table-cell>
          <table:table-cell table:formula="of:=CODE([.I2])" office:value-type="float" office:value="56" calcext:value-type="float">
            <text:p>56</text:p>
          </table:table-cell>
          <table:table-cell table:formula="of:=CODE([.J2])" office:value-type="float" office:value="57" calcext:value-type="float">
            <text:p>57</text:p>
          </table:table-cell>
          <table:table-cell table:formula="of:=CODE([.K2])" office:value-type="float" office:value="48" calcext:value-type="float">
            <text:p>48</text:p>
          </table:table-cell>
          <table:table-cell table:formula="of:=CODE([.L2])" office:value-type="float" office:value="45" calcext:value-type="float">
            <text:p>45</text:p>
          </table:table-cell>
          <table:table-cell table:formula="of:=CODE([.M2])" office:value-type="float" office:value="61" calcext:value-type="float">
            <text:p>6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@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^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L</text:p>
          </table:table-cell>
          <table:table-cell table:formula="of:=CODE([.B5])" office:value-type="float" office:value="33" calcext:value-type="float">
            <text:p>33</text:p>
          </table:table-cell>
          <table:table-cell table:formula="of:=CODE([.C5])" office:value-type="float" office:value="64" calcext:value-type="float">
            <text:p>64</text:p>
          </table:table-cell>
          <table:table-cell table:formula="of:=CODE([.D5])" office:value-type="float" office:value="35" calcext:value-type="float">
            <text:p>35</text:p>
          </table:table-cell>
          <table:table-cell table:formula="of:=CODE([.E5])" office:value-type="float" office:value="36" calcext:value-type="float">
            <text:p>36</text:p>
          </table:table-cell>
          <table:table-cell table:formula="of:=CODE([.F5])" office:value-type="float" office:value="37" calcext:value-type="float">
            <text:p>37</text:p>
          </table:table-cell>
          <table:table-cell table:formula="of:=CODE([.G5])" office:value-type="float" office:value="94" calcext:value-type="float">
            <text:p>94</text:p>
          </table:table-cell>
          <table:table-cell table:formula="of:=CODE([.H5])" office:value-type="float" office:value="38" calcext:value-type="float">
            <text:p>38</text:p>
          </table:table-cell>
          <table:table-cell table:formula="of:=CODE([.I5])" office:value-type="float" office:value="42" calcext:value-type="float">
            <text:p>42</text:p>
          </table:table-cell>
          <table:table-cell table:formula="of:=CODE([.J5])" office:value-type="float" office:value="40" calcext:value-type="float">
            <text:p>40</text:p>
          </table:table-cell>
          <table:table-cell table:formula="of:=CODE([.K5])" office:value-type="float" office:value="41" calcext:value-type="float">
            <text:p>41</text:p>
          </table:table-cell>
          <table:table-cell table:formula="of:=CODE([.L5])" office:value-type="float" office:value="95" calcext:value-type="float">
            <text:p>95</text:p>
          </table:table-cell>
          <table:table-cell table:formula="of:=CODE([.M5])"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</text:p>
          </table:table-cell>
          <table:table-cell office:value-type="float" office:value="0" calcext:value-type="float">
            <text:p>0</text:p>
          </table:table-cell>
          <table:table-cell table:formula="of:=[.B8]+40" office:value-type="float" office:value="40" calcext:value-type="float">
            <text:p>40</text:p>
          </table:table-cell>
          <table:table-cell table:formula="of:=[.C8]+40" office:value-type="float" office:value="80" calcext:value-type="float">
            <text:p>80</text:p>
          </table:table-cell>
          <table:table-cell table:formula="of:=[.D8]+40" office:value-type="float" office:value="120" calcext:value-type="float">
            <text:p>120</text:p>
          </table:table-cell>
          <table:table-cell table:formula="of:=[.E8]+40" office:value-type="float" office:value="160" calcext:value-type="float">
            <text:p>160</text:p>
          </table:table-cell>
          <table:table-cell table:formula="of:=[.F8]+40" office:value-type="float" office:value="200" calcext:value-type="float">
            <text:p>200</text:p>
          </table:table-cell>
          <table:table-cell table:formula="of:=[.G8]+40" office:value-type="float" office:value="240" calcext:value-type="float">
            <text:p>240</text:p>
          </table:table-cell>
          <table:table-cell table:formula="of:=[.H8]+40" office:value-type="float" office:value="280" calcext:value-type="float">
            <text:p>280</text:p>
          </table:table-cell>
          <table:table-cell table:formula="of:=[.I8]+40" office:value-type="float" office:value="320" calcext:value-type="float">
            <text:p>320</text:p>
          </table:table-cell>
          <table:table-cell table:formula="of:=[.J8]+40" office:value-type="float" office:value="360" calcext:value-type="float">
            <text:p>360</text:p>
          </table:table-cell>
          <table:table-cell table:formula="of:=[.K8]+40" office:value-type="float" office:value="400" calcext:value-type="float">
            <text:p>400</text:p>
          </table:table-cell>
          <table:table-cell table:formula="of:=[.L8]+40" office:value-type="float" office:value="440" calcext:value-type="float">
            <text:p>4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120" calcext:value-type="float">
            <text:p>120</text:p>
          </table:table-cell>
          <table:table-cell table:formula="of:=[.B9]" office:value-type="float" office:value="120" calcext:value-type="float">
            <text:p>120</text:p>
          </table:table-cell>
          <table:table-cell table:formula="of:=[.C9]" office:value-type="float" office:value="120" calcext:value-type="float">
            <text:p>120</text:p>
          </table:table-cell>
          <table:table-cell table:formula="of:=[.D9]" office:value-type="float" office:value="120" calcext:value-type="float">
            <text:p>120</text:p>
          </table:table-cell>
          <table:table-cell table:formula="of:=[.E9]" office:value-type="float" office:value="120" calcext:value-type="float">
            <text:p>120</text:p>
          </table:table-cell>
          <table:table-cell table:formula="of:=[.F9]" office:value-type="float" office:value="120" calcext:value-type="float">
            <text:p>120</text:p>
          </table:table-cell>
          <table:table-cell table:formula="of:=[.G9]" office:value-type="float" office:value="120" calcext:value-type="float">
            <text:p>120</text:p>
          </table:table-cell>
          <table:table-cell table:formula="of:=[.H9]" office:value-type="float" office:value="120" calcext:value-type="float">
            <text:p>120</text:p>
          </table:table-cell>
          <table:table-cell table:formula="of:=[.I9]" office:value-type="float" office:value="120" calcext:value-type="float">
            <text:p>120</text:p>
          </table:table-cell>
          <table:table-cell table:formula="of:=[.J9]" office:value-type="float" office:value="120" calcext:value-type="float">
            <text:p>120</text:p>
          </table:table-cell>
          <table:table-cell table:formula="of:=[.K9]" office:value-type="float" office:value="120" calcext:value-type="float">
            <text:p>120</text:p>
          </table:table-cell>
          <table:table-cell table:formula="of:=[.L9]"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x</text:p>
          </table:table-cell>
          <table:table-cell table:number-columns-repeated="12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</text:p>
          </table:table-cell>
          <table:table-cell table:number-columns-repeated="12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4" table:formula="of:=COM.MICROSOFT.CONCAT(&quot;{&quot;;[.B13];&quot;, &quot;;[.B8];&quot;, &quot;;[.B9];&quot;, &quot;;[.B10];&quot;, &quot;;[.B11];&quot;, &quot;;[.B3];&quot;, &quot;;[.B6];&quot;}&quot;)" office:value-type="string" office:string-value="{0, 0, 120, 40, 40, 49, 33}" calcext:value-type="string">
            <text:p>{0, 0, 120, 40, 40, 49, 33}</text:p>
          </table:table-cell>
          <table:table-cell table:style-name="ce4" table:formula="of:=COM.MICROSOFT.CONCAT(&quot;{&quot;;[.C13];&quot;, &quot;;[.C8];&quot;, &quot;;[.C9];&quot;, &quot;;[.C10];&quot;, &quot;;[.C11];&quot;, &quot;;[.C3];&quot;, &quot;;[.C6];&quot;}&quot;)" office:value-type="string" office:string-value="{1, 40, 120, 40, 40, 50, 64}" calcext:value-type="string">
            <text:p>{1, 40, 120, 40, 40, 50, 64}</text:p>
          </table:table-cell>
          <table:table-cell table:style-name="ce4" table:formula="of:=COM.MICROSOFT.CONCAT(&quot;{&quot;;[.D13];&quot;, &quot;;[.D8];&quot;, &quot;;[.D9];&quot;, &quot;;[.D10];&quot;, &quot;;[.D11];&quot;, &quot;;[.D3];&quot;, &quot;;[.D6];&quot;}&quot;)" office:value-type="string" office:string-value="{2, 80, 120, 40, 40, 51, 35}" calcext:value-type="string">
            <text:p>{2, 80, 120, 40, 40, 51, 35}</text:p>
          </table:table-cell>
          <table:table-cell table:style-name="ce4" table:formula="of:=COM.MICROSOFT.CONCAT(&quot;{&quot;;[.E13];&quot;, &quot;;[.E8];&quot;, &quot;;[.E9];&quot;, &quot;;[.E10];&quot;, &quot;;[.E11];&quot;, &quot;;[.E3];&quot;, &quot;;[.E6];&quot;}&quot;)" office:value-type="string" office:string-value="{3, 120, 120, 40, 40, 52, 36}" calcext:value-type="string">
            <text:p>{3, 120, 120, 40, 40, 52, 36}</text:p>
          </table:table-cell>
          <table:table-cell table:style-name="ce4" table:formula="of:=COM.MICROSOFT.CONCAT(&quot;{&quot;;[.F13];&quot;, &quot;;[.F8];&quot;, &quot;;[.F9];&quot;, &quot;;[.F10];&quot;, &quot;;[.F11];&quot;, &quot;;[.F3];&quot;, &quot;;[.F6];&quot;}&quot;)" office:value-type="string" office:string-value="{4, 160, 120, 40, 40, 53, 37}" calcext:value-type="string">
            <text:p>{4, 160, 120, 40, 40, 53, 37}</text:p>
          </table:table-cell>
          <table:table-cell table:style-name="ce4" table:formula="of:=COM.MICROSOFT.CONCAT(&quot;{&quot;;[.G13];&quot;, &quot;;[.G8];&quot;, &quot;;[.G9];&quot;, &quot;;[.G10];&quot;, &quot;;[.G11];&quot;, &quot;;[.G3];&quot;, &quot;;[.G6];&quot;}&quot;)" office:value-type="string" office:string-value="{5, 200, 120, 40, 40, 54, 94}" calcext:value-type="string">
            <text:p>{5, 200, 120, 40, 40, 54, 94}</text:p>
          </table:table-cell>
          <table:table-cell table:style-name="ce4" table:formula="of:=COM.MICROSOFT.CONCAT(&quot;{&quot;;[.H13];&quot;, &quot;;[.H8];&quot;, &quot;;[.H9];&quot;, &quot;;[.H10];&quot;, &quot;;[.H11];&quot;, &quot;;[.H3];&quot;, &quot;;[.H6];&quot;}&quot;)" office:value-type="string" office:string-value="{6, 240, 120, 40, 40, 55, 38}" calcext:value-type="string">
            <text:p>{6, 240, 120, 40, 40, 55, 38}</text:p>
          </table:table-cell>
          <table:table-cell table:style-name="ce4" table:formula="of:=COM.MICROSOFT.CONCAT(&quot;{&quot;;[.I13];&quot;, &quot;;[.I8];&quot;, &quot;;[.I9];&quot;, &quot;;[.I10];&quot;, &quot;;[.I11];&quot;, &quot;;[.I3];&quot;, &quot;;[.I6];&quot;}&quot;)" office:value-type="string" office:string-value="{7, 280, 120, 40, 40, 56, 42}" calcext:value-type="string">
            <text:p>{7, 280, 120, 40, 40, 56, 42}</text:p>
          </table:table-cell>
          <table:table-cell table:style-name="ce4" table:formula="of:=COM.MICROSOFT.CONCAT(&quot;{&quot;;[.J13];&quot;, &quot;;[.J8];&quot;, &quot;;[.J9];&quot;, &quot;;[.J10];&quot;, &quot;;[.J11];&quot;, &quot;;[.J3];&quot;, &quot;;[.J6];&quot;}&quot;)" office:value-type="string" office:string-value="{8, 320, 120, 40, 40, 57, 40}" calcext:value-type="string">
            <text:p>{8, 320, 120, 40, 40, 57, 40}</text:p>
          </table:table-cell>
          <table:table-cell table:style-name="ce4" table:formula="of:=COM.MICROSOFT.CONCAT(&quot;{&quot;;[.K13];&quot;, &quot;;[.K8];&quot;, &quot;;[.K9];&quot;, &quot;;[.K10];&quot;, &quot;;[.K11];&quot;, &quot;;[.K3];&quot;, &quot;;[.K6];&quot;}&quot;)" office:value-type="string" office:string-value="{9, 360, 120, 40, 40, 48, 41}" calcext:value-type="string">
            <text:p>{9, 360, 120, 40, 40, 48, 41}</text:p>
          </table:table-cell>
          <table:table-cell table:style-name="ce4" table:formula="of:=COM.MICROSOFT.CONCAT(&quot;{&quot;;[.L13];&quot;, &quot;;[.L8];&quot;, &quot;;[.L9];&quot;, &quot;;[.L10];&quot;, &quot;;[.L11];&quot;, &quot;;[.L3];&quot;, &quot;;[.L6];&quot;}&quot;)" office:value-type="string" office:string-value="{10, 400, 120, 40, 40, 45, 95}" calcext:value-type="string">
            <text:p>{10, 400, 120, 40, 40, 45, 95}</text:p>
          </table:table-cell>
          <table:table-cell table:style-name="ce4" table:formula="of:=COM.MICROSOFT.CONCAT(&quot;{&quot;;[.M13];&quot;, &quot;;[.M8];&quot;, &quot;;[.M9];&quot;, &quot;;[.M10];&quot;, &quot;;[.M11];&quot;, &quot;;[.M3];&quot;, &quot;;[.M6];&quot;}&quot;)" office:value-type="string" office:string-value="{11, 440, 120, 40, 40, 61, 43}" calcext:value-type="string">
            <text:p>{11, 440, 120, 40, 40, 61, 43}</text:p>
          </table:table-cell>
          <table:table-cell table:style-name="ce1"/>
          <table:table-cell table:style-name="ce6" table:formula="of:=CONCATENATE([.B15];&quot;, &quot;;[.C15];&quot;, &quot;;[.D15];&quot;, &quot;;[.E15];&quot;, &quot;;[.F15];&quot;, &quot;;[.G15];&quot;, &quot;;[.H15];&quot;, &quot;;[.I15];&quot;, &quot;;[.J15];&quot;, &quot;;[.K15];&quot;, &quot;;[.L15];&quot;, &quot;;[.M15])" office:value-type="string" office:string-value="{0, 0, 120, 40, 40, 49, 33}, {1, 40, 120, 40, 40, 50, 64}, {2, 80, 120, 40, 40, 51, 35}, {3, 120, 120, 40, 40, 52, 36}, {4, 160, 120, 40, 40, 53, 37}, {5, 200, 120, 40, 40, 54, 94}, {6, 240, 120, 40, 40, 55, 38}, {7, 280, 120, 40, 40, 56, 42}, {8, 320, 120, 40, 40, 57, 40}, {9, 360, 120, 40, 40, 48, 41}, {10, 400, 120, 40, 40, 45, 95}, {11, 440, 120, 40, 40, 61, 43}" calcext:value-type="string">
            <text:p>{0, 0, 120, 40, 40, 49, 33}, {1, 40, 120, 40, 40, 50, 64}, {2, 80, 120, 40, 40, 51, 35}, {3, 120, 120, 40, 40, 52, 36}, {4, 160, 120, 40, 40, 53, 37}, {5, 200, 120, 40, 40, 54, 94}, {6, 240, 120, 40, 40, 55, 38}, {7, 280, 120, 40, 40, 56, 42}, {8, 320, 120, 40, 40, 57, 40}, {9, 360, 120, 40, 40, 48, 41}, {10, 400, 120, 40, 40, 45, 95}, {11, 440, 120, 40, 40, 61, 43}</text:p>
          </table:table-cell>
          <table:table-cell table:style-name="ce1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H</text:p>
          </table:table-cell>
          <table:table-cell table:formula="of:=CODE([.B18])" office:value-type="float" office:value="113" calcext:value-type="float">
            <text:p>113</text:p>
          </table:table-cell>
          <table:table-cell table:formula="of:=CODE([.C18])" office:value-type="float" office:value="119" calcext:value-type="float">
            <text:p>119</text:p>
          </table:table-cell>
          <table:table-cell table:formula="of:=CODE([.D18])" office:value-type="float" office:value="101" calcext:value-type="float">
            <text:p>101</text:p>
          </table:table-cell>
          <table:table-cell table:formula="of:=CODE([.E18])" office:value-type="float" office:value="114" calcext:value-type="float">
            <text:p>114</text:p>
          </table:table-cell>
          <table:table-cell table:formula="of:=CODE([.F18])" office:value-type="float" office:value="116" calcext:value-type="float">
            <text:p>116</text:p>
          </table:table-cell>
          <table:table-cell table:formula="of:=CODE([.G18])" office:value-type="float" office:value="121" calcext:value-type="float">
            <text:p>121</text:p>
          </table:table-cell>
          <table:table-cell table:formula="of:=CODE([.H18])" office:value-type="float" office:value="117" calcext:value-type="float">
            <text:p>117</text:p>
          </table:table-cell>
          <table:table-cell table:formula="of:=CODE([.I18])" office:value-type="float" office:value="105" calcext:value-type="float">
            <text:p>105</text:p>
          </table:table-cell>
          <table:table-cell table:formula="of:=CODE([.J18])" office:value-type="float" office:value="111" calcext:value-type="float">
            <text:p>111</text:p>
          </table:table-cell>
          <table:table-cell table:formula="of:=CODE([.K18])" office:value-type="float" office:value="112" calcext:value-type="float">
            <text:p>112</text:p>
          </table:table-cell>
          <table:table-cell table:formula="of:=CODE([.L18])" office:value-type="float" office:value="91" calcext:value-type="float">
            <text:p>91</text:p>
          </table:table-cell>
          <table:table-cell table:formula="of:=CODE([.M18])" office:value-type="float" office:value="93" calcext:value-type="float">
            <text:p>9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L</text:p>
          </table:table-cell>
          <table:table-cell table:formula="of:=CODE([.B21])" office:value-type="float" office:value="81" calcext:value-type="float">
            <text:p>81</text:p>
          </table:table-cell>
          <table:table-cell table:formula="of:=CODE([.C21])" office:value-type="float" office:value="87" calcext:value-type="float">
            <text:p>87</text:p>
          </table:table-cell>
          <table:table-cell table:formula="of:=CODE([.D21])" office:value-type="float" office:value="69" calcext:value-type="float">
            <text:p>69</text:p>
          </table:table-cell>
          <table:table-cell table:formula="of:=CODE([.E21])" office:value-type="float" office:value="82" calcext:value-type="float">
            <text:p>82</text:p>
          </table:table-cell>
          <table:table-cell table:formula="of:=CODE([.F21])" office:value-type="float" office:value="84" calcext:value-type="float">
            <text:p>84</text:p>
          </table:table-cell>
          <table:table-cell table:formula="of:=CODE([.G21])" office:value-type="float" office:value="89" calcext:value-type="float">
            <text:p>89</text:p>
          </table:table-cell>
          <table:table-cell table:formula="of:=CODE([.H21])" office:value-type="float" office:value="85" calcext:value-type="float">
            <text:p>85</text:p>
          </table:table-cell>
          <table:table-cell table:formula="of:=CODE([.I21])" office:value-type="float" office:value="73" calcext:value-type="float">
            <text:p>73</text:p>
          </table:table-cell>
          <table:table-cell table:formula="of:=CODE([.J21])" office:value-type="float" office:value="79" calcext:value-type="float">
            <text:p>79</text:p>
          </table:table-cell>
          <table:table-cell table:formula="of:=CODE([.K21])" office:value-type="float" office:value="80" calcext:value-type="float">
            <text:p>80</text:p>
          </table:table-cell>
          <table:table-cell table:formula="of:=CODE([.L21])" office:value-type="float" office:value="123" calcext:value-type="float">
            <text:p>123</text:p>
          </table:table-cell>
          <table:table-cell table:formula="of:=CODE([.M21])" office:value-type="float" office:value="125" calcext:value-type="float">
            <text:p>1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</text:p>
          </table:table-cell>
          <table:table-cell office:value-type="float" office:value="0" calcext:value-type="float">
            <text:p>0</text:p>
          </table:table-cell>
          <table:table-cell table:formula="of:=[.B24]+40" office:value-type="float" office:value="40" calcext:value-type="float">
            <text:p>40</text:p>
          </table:table-cell>
          <table:table-cell table:formula="of:=[.C24]+40" office:value-type="float" office:value="80" calcext:value-type="float">
            <text:p>80</text:p>
          </table:table-cell>
          <table:table-cell table:formula="of:=[.D24]+40" office:value-type="float" office:value="120" calcext:value-type="float">
            <text:p>120</text:p>
          </table:table-cell>
          <table:table-cell table:formula="of:=[.E24]+40" office:value-type="float" office:value="160" calcext:value-type="float">
            <text:p>160</text:p>
          </table:table-cell>
          <table:table-cell table:formula="of:=[.F24]+40" office:value-type="float" office:value="200" calcext:value-type="float">
            <text:p>200</text:p>
          </table:table-cell>
          <table:table-cell table:formula="of:=[.G24]+40" office:value-type="float" office:value="240" calcext:value-type="float">
            <text:p>240</text:p>
          </table:table-cell>
          <table:table-cell table:formula="of:=[.H24]+40" office:value-type="float" office:value="280" calcext:value-type="float">
            <text:p>280</text:p>
          </table:table-cell>
          <table:table-cell table:formula="of:=[.I24]+40" office:value-type="float" office:value="320" calcext:value-type="float">
            <text:p>320</text:p>
          </table:table-cell>
          <table:table-cell table:formula="of:=[.J24]+40" office:value-type="float" office:value="360" calcext:value-type="float">
            <text:p>360</text:p>
          </table:table-cell>
          <table:table-cell table:formula="of:=[.K24]+40" office:value-type="float" office:value="400" calcext:value-type="float">
            <text:p>400</text:p>
          </table:table-cell>
          <table:table-cell table:formula="of:=[.L24]+40" office:value-type="float" office:value="440" calcext:value-type="float">
            <text:p>4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160" calcext:value-type="float">
            <text:p>160</text:p>
          </table:table-cell>
          <table:table-cell table:formula="of:=[.B25]" office:value-type="float" office:value="160" calcext:value-type="float">
            <text:p>160</text:p>
          </table:table-cell>
          <table:table-cell table:formula="of:=[.C25]" office:value-type="float" office:value="160" calcext:value-type="float">
            <text:p>160</text:p>
          </table:table-cell>
          <table:table-cell table:formula="of:=[.D25]" office:value-type="float" office:value="160" calcext:value-type="float">
            <text:p>160</text:p>
          </table:table-cell>
          <table:table-cell table:formula="of:=[.E25]" office:value-type="float" office:value="160" calcext:value-type="float">
            <text:p>160</text:p>
          </table:table-cell>
          <table:table-cell table:formula="of:=[.F25]" office:value-type="float" office:value="160" calcext:value-type="float">
            <text:p>160</text:p>
          </table:table-cell>
          <table:table-cell table:formula="of:=[.G25]" office:value-type="float" office:value="160" calcext:value-type="float">
            <text:p>160</text:p>
          </table:table-cell>
          <table:table-cell table:formula="of:=[.H25]" office:value-type="float" office:value="160" calcext:value-type="float">
            <text:p>160</text:p>
          </table:table-cell>
          <table:table-cell table:formula="of:=[.I25]" office:value-type="float" office:value="160" calcext:value-type="float">
            <text:p>160</text:p>
          </table:table-cell>
          <table:table-cell table:formula="of:=[.J25]" office:value-type="float" office:value="160" calcext:value-type="float">
            <text:p>160</text:p>
          </table:table-cell>
          <table:table-cell table:formula="of:=[.K25]" office:value-type="float" office:value="160" calcext:value-type="float">
            <text:p>160</text:p>
          </table:table-cell>
          <table:table-cell table:formula="of:=[.L25]"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x</text:p>
          </table:table-cell>
          <table:table-cell table:number-columns-repeated="12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</text:p>
          </table:table-cell>
          <table:table-cell table:number-columns-repeated="12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1"/>
          <table:table-cell table:style-name="ce4" table:formula="of:=COM.MICROSOFT.CONCAT(&quot;{&quot;;[.B29];&quot;, &quot;;[.B24];&quot;, &quot;;[.B25];&quot;, &quot;;[.B26];&quot;, &quot;;[.B27];&quot;, &quot;;[.B19];&quot;, &quot;;[.B22];&quot;}&quot;)" office:value-type="string" office:string-value="{12, 0, 160, 40, 40, 113, 81}" calcext:value-type="string">
            <text:p>{12, 0, 160, 40, 40, 113, 81}</text:p>
          </table:table-cell>
          <table:table-cell table:style-name="ce4" table:formula="of:=COM.MICROSOFT.CONCAT(&quot;{&quot;;[.C29];&quot;, &quot;;[.C24];&quot;, &quot;;[.C25];&quot;, &quot;;[.C26];&quot;, &quot;;[.C27];&quot;, &quot;;[.C19];&quot;, &quot;;[.C22];&quot;}&quot;)" office:value-type="string" office:string-value="{13, 40, 160, 40, 40, 119, 87}" calcext:value-type="string">
            <text:p>{13, 40, 160, 40, 40, 119, 87}</text:p>
          </table:table-cell>
          <table:table-cell table:style-name="ce4" table:formula="of:=COM.MICROSOFT.CONCAT(&quot;{&quot;;[.D29];&quot;, &quot;;[.D24];&quot;, &quot;;[.D25];&quot;, &quot;;[.D26];&quot;, &quot;;[.D27];&quot;, &quot;;[.D19];&quot;, &quot;;[.D22];&quot;}&quot;)" office:value-type="string" office:string-value="{14, 80, 160, 40, 40, 101, 69}" calcext:value-type="string">
            <text:p>{14, 80, 160, 40, 40, 101, 69}</text:p>
          </table:table-cell>
          <table:table-cell table:style-name="ce4" table:formula="of:=COM.MICROSOFT.CONCAT(&quot;{&quot;;[.E29];&quot;, &quot;;[.E24];&quot;, &quot;;[.E25];&quot;, &quot;;[.E26];&quot;, &quot;;[.E27];&quot;, &quot;;[.E19];&quot;, &quot;;[.E22];&quot;}&quot;)" office:value-type="string" office:string-value="{15, 120, 160, 40, 40, 114, 82}" calcext:value-type="string">
            <text:p>{15, 120, 160, 40, 40, 114, 82}</text:p>
          </table:table-cell>
          <table:table-cell table:style-name="ce4" table:formula="of:=COM.MICROSOFT.CONCAT(&quot;{&quot;;[.F29];&quot;, &quot;;[.F24];&quot;, &quot;;[.F25];&quot;, &quot;;[.F26];&quot;, &quot;;[.F27];&quot;, &quot;;[.F19];&quot;, &quot;;[.F22];&quot;}&quot;)" office:value-type="string" office:string-value="{16, 160, 160, 40, 40, 116, 84}" calcext:value-type="string">
            <text:p>{16, 160, 160, 40, 40, 116, 84}</text:p>
          </table:table-cell>
          <table:table-cell table:style-name="ce4" table:formula="of:=COM.MICROSOFT.CONCAT(&quot;{&quot;;[.G29];&quot;, &quot;;[.G24];&quot;, &quot;;[.G25];&quot;, &quot;;[.G26];&quot;, &quot;;[.G27];&quot;, &quot;;[.G19];&quot;, &quot;;[.G22];&quot;}&quot;)" office:value-type="string" office:string-value="{17, 200, 160, 40, 40, 121, 89}" calcext:value-type="string">
            <text:p>{17, 200, 160, 40, 40, 121, 89}</text:p>
          </table:table-cell>
          <table:table-cell table:style-name="ce4" table:formula="of:=COM.MICROSOFT.CONCAT(&quot;{&quot;;[.H29];&quot;, &quot;;[.H24];&quot;, &quot;;[.H25];&quot;, &quot;;[.H26];&quot;, &quot;;[.H27];&quot;, &quot;;[.H19];&quot;, &quot;;[.H22];&quot;}&quot;)" office:value-type="string" office:string-value="{18, 240, 160, 40, 40, 117, 85}" calcext:value-type="string">
            <text:p>{18, 240, 160, 40, 40, 117, 85}</text:p>
          </table:table-cell>
          <table:table-cell table:style-name="ce4" table:formula="of:=COM.MICROSOFT.CONCAT(&quot;{&quot;;[.I29];&quot;, &quot;;[.I24];&quot;, &quot;;[.I25];&quot;, &quot;;[.I26];&quot;, &quot;;[.I27];&quot;, &quot;;[.I19];&quot;, &quot;;[.I22];&quot;}&quot;)" office:value-type="string" office:string-value="{19, 280, 160, 40, 40, 105, 73}" calcext:value-type="string">
            <text:p>{19, 280, 160, 40, 40, 105, 73}</text:p>
          </table:table-cell>
          <table:table-cell table:style-name="ce4" table:formula="of:=COM.MICROSOFT.CONCAT(&quot;{&quot;;[.J29];&quot;, &quot;;[.J24];&quot;, &quot;;[.J25];&quot;, &quot;;[.J26];&quot;, &quot;;[.J27];&quot;, &quot;;[.J19];&quot;, &quot;;[.J22];&quot;}&quot;)" office:value-type="string" office:string-value="{20, 320, 160, 40, 40, 111, 79}" calcext:value-type="string">
            <text:p>{20, 320, 160, 40, 40, 111, 79}</text:p>
          </table:table-cell>
          <table:table-cell table:style-name="ce4" table:formula="of:=COM.MICROSOFT.CONCAT(&quot;{&quot;;[.K29];&quot;, &quot;;[.K24];&quot;, &quot;;[.K25];&quot;, &quot;;[.K26];&quot;, &quot;;[.K27];&quot;, &quot;;[.K19];&quot;, &quot;;[.K22];&quot;}&quot;)" office:value-type="string" office:string-value="{21, 360, 160, 40, 40, 112, 80}" calcext:value-type="string">
            <text:p>{21, 360, 160, 40, 40, 112, 80}</text:p>
          </table:table-cell>
          <table:table-cell table:style-name="ce4" table:formula="of:=COM.MICROSOFT.CONCAT(&quot;{&quot;;[.L29];&quot;, &quot;;[.L24];&quot;, &quot;;[.L25];&quot;, &quot;;[.L26];&quot;, &quot;;[.L27];&quot;, &quot;;[.L19];&quot;, &quot;;[.L22];&quot;}&quot;)" office:value-type="string" office:string-value="{22, 400, 160, 40, 40, 91, 123}" calcext:value-type="string">
            <text:p>{22, 400, 160, 40, 40, 91, 123}</text:p>
          </table:table-cell>
          <table:table-cell table:style-name="ce4" table:formula="of:=COM.MICROSOFT.CONCAT(&quot;{&quot;;[.M29];&quot;, &quot;;[.M24];&quot;, &quot;;[.M25];&quot;, &quot;;[.M26];&quot;, &quot;;[.M27];&quot;, &quot;;[.M19];&quot;, &quot;;[.M22];&quot;}&quot;)" office:value-type="string" office:string-value="{23, 440, 160, 40, 40, 93, 125}" calcext:value-type="string">
            <text:p>{23, 440, 160, 40, 40, 93, 125}</text:p>
          </table:table-cell>
          <table:table-cell table:style-name="ce1"/>
          <table:table-cell table:style-name="ce6" table:formula="of:=CONCATENATE([.B31];&quot;, &quot;;[.C31];&quot;, &quot;;[.D31];&quot;, &quot;;[.E31];&quot;, &quot;;[.F31];&quot;, &quot;;[.G31];&quot;, &quot;;[.H31];&quot;, &quot;;[.I31];&quot;, &quot;;[.J31];&quot;, &quot;;[.K31];&quot;, &quot;;[.L31];&quot;, &quot;;[.M31])" office:value-type="string" office:string-value="{12, 0, 160, 40, 40, 113, 81}, {13, 40, 160, 40, 40, 119, 87}, {14, 80, 160, 40, 40, 101, 69}, {15, 120, 160, 40, 40, 114, 82}, {16, 160, 160, 40, 40, 116, 84}, {17, 200, 160, 40, 40, 121, 89}, {18, 240, 160, 40, 40, 117, 85}, {19, 280, 160, 40, 40, 105, 73}, {20, 320, 160, 40, 40, 111, 79}, {21, 360, 160, 40, 40, 112, 80}, {22, 400, 160, 40, 40, 91, 123}, {23, 440, 160, 40, 40, 93, 125}" calcext:value-type="string">
            <text:p>{12, 0, 160, 40, 40, 113, 81}, {13, 40, 160, 40, 40, 119, 87}, {14, 80, 160, 40, 40, 101, 69}, {15, 120, 160, 40, 40, 114, 82}, {16, 160, 160, 40, 40, 116, 84}, {17, 200, 160, 40, 40, 121, 89}, {18, 240, 160, 40, 40, 117, 85}, {19, 280, 160, 40, 40, 105, 73}, {20, 320, 160, 40, 40, 111, 79}, {21, 360, 160, 40, 40, 112, 80}, {22, 400, 160, 40, 40, 91, 123}, {23, 440, 160, 40, 40, 93, 125}</text:p>
          </table:table-cell>
          <table:table-cell table:style-name="ce1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rH</text:p>
          </table:table-cell>
          <table:table-cell table:formula="of:=CODE([.B34])" office:value-type="float" office:value="97" calcext:value-type="float">
            <text:p>97</text:p>
          </table:table-cell>
          <table:table-cell table:formula="of:=CODE([.C34])" office:value-type="float" office:value="115" calcext:value-type="float">
            <text:p>115</text:p>
          </table:table-cell>
          <table:table-cell table:formula="of:=CODE([.D34])" office:value-type="float" office:value="100" calcext:value-type="float">
            <text:p>100</text:p>
          </table:table-cell>
          <table:table-cell table:formula="of:=CODE([.E34])" office:value-type="float" office:value="102" calcext:value-type="float">
            <text:p>102</text:p>
          </table:table-cell>
          <table:table-cell table:formula="of:=CODE([.F34])" office:value-type="float" office:value="103" calcext:value-type="float">
            <text:p>103</text:p>
          </table:table-cell>
          <table:table-cell table:formula="of:=CODE([.G34])" office:value-type="float" office:value="104" calcext:value-type="float">
            <text:p>104</text:p>
          </table:table-cell>
          <table:table-cell table:formula="of:=CODE([.H34])" office:value-type="float" office:value="106" calcext:value-type="float">
            <text:p>106</text:p>
          </table:table-cell>
          <table:table-cell table:formula="of:=CODE([.I34])" office:value-type="float" office:value="107" calcext:value-type="float">
            <text:p>107</text:p>
          </table:table-cell>
          <table:table-cell table:formula="of:=CODE([.J34])" office:value-type="float" office:value="108" calcext:value-type="float">
            <text:p>108</text:p>
          </table:table-cell>
          <table:table-cell table:formula="of:=CODE([.K34])" office:value-type="float" office:value="59" calcext:value-type="float">
            <text:p>59</text:p>
          </table:table-cell>
          <table:table-cell table:formula="of:=CODE([.L34])"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“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rL</text:p>
          </table:table-cell>
          <table:table-cell table:formula="of:=CODE([.B37])" office:value-type="float" office:value="65" calcext:value-type="float">
            <text:p>65</text:p>
          </table:table-cell>
          <table:table-cell table:formula="of:=CODE([.C37])" office:value-type="float" office:value="83" calcext:value-type="float">
            <text:p>83</text:p>
          </table:table-cell>
          <table:table-cell table:formula="of:=CODE([.D37])" office:value-type="float" office:value="68" calcext:value-type="float">
            <text:p>68</text:p>
          </table:table-cell>
          <table:table-cell table:formula="of:=CODE([.E37])" office:value-type="float" office:value="70" calcext:value-type="float">
            <text:p>70</text:p>
          </table:table-cell>
          <table:table-cell table:formula="of:=CODE([.F37])" office:value-type="float" office:value="71" calcext:value-type="float">
            <text:p>71</text:p>
          </table:table-cell>
          <table:table-cell table:formula="of:=CODE([.G37])" office:value-type="float" office:value="72" calcext:value-type="float">
            <text:p>72</text:p>
          </table:table-cell>
          <table:table-cell table:formula="of:=CODE([.H37])" office:value-type="float" office:value="74" calcext:value-type="float">
            <text:p>74</text:p>
          </table:table-cell>
          <table:table-cell table:formula="of:=CODE([.I37])" office:value-type="float" office:value="75" calcext:value-type="float">
            <text:p>75</text:p>
          </table:table-cell>
          <table:table-cell table:formula="of:=CODE([.J37])" office:value-type="float" office:value="76" calcext:value-type="float">
            <text:p>76</text:p>
          </table:table-cell>
          <table:table-cell table:formula="of:=CODE([.K37])"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</text:p>
          </table:table-cell>
          <table:table-cell office:value-type="float" office:value="20" calcext:value-type="float">
            <text:p>20</text:p>
          </table:table-cell>
          <table:table-cell table:formula="of:=[.B40]+40" office:value-type="float" office:value="60" calcext:value-type="float">
            <text:p>60</text:p>
          </table:table-cell>
          <table:table-cell table:formula="of:=[.C40]+40" office:value-type="float" office:value="100" calcext:value-type="float">
            <text:p>100</text:p>
          </table:table-cell>
          <table:table-cell table:formula="of:=[.D40]+40" office:value-type="float" office:value="140" calcext:value-type="float">
            <text:p>140</text:p>
          </table:table-cell>
          <table:table-cell table:formula="of:=[.E40]+40" office:value-type="float" office:value="180" calcext:value-type="float">
            <text:p>180</text:p>
          </table:table-cell>
          <table:table-cell table:formula="of:=[.F40]+40" office:value-type="float" office:value="220" calcext:value-type="float">
            <text:p>220</text:p>
          </table:table-cell>
          <table:table-cell table:formula="of:=[.G40]+40" office:value-type="float" office:value="260" calcext:value-type="float">
            <text:p>260</text:p>
          </table:table-cell>
          <table:table-cell table:formula="of:=[.H40]+40" office:value-type="float" office:value="300" calcext:value-type="float">
            <text:p>300</text:p>
          </table:table-cell>
          <table:table-cell table:formula="of:=[.I40]+40" office:value-type="float" office:value="340" calcext:value-type="float">
            <text:p>340</text:p>
          </table:table-cell>
          <table:table-cell table:formula="of:=[.J40]+40" office:value-type="float" office:value="380" calcext:value-type="float">
            <text:p>380</text:p>
          </table:table-cell>
          <table:table-cell table:formula="of:=[.K40]+40" office:value-type="float" office:value="420" calcext:value-type="float">
            <text:p>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200" calcext:value-type="float">
            <text:p>200</text:p>
          </table:table-cell>
          <table:table-cell table:formula="of:=[.B41]" office:value-type="float" office:value="200" calcext:value-type="float">
            <text:p>200</text:p>
          </table:table-cell>
          <table:table-cell table:formula="of:=[.C41]" office:value-type="float" office:value="200" calcext:value-type="float">
            <text:p>200</text:p>
          </table:table-cell>
          <table:table-cell table:formula="of:=[.D41]" office:value-type="float" office:value="200" calcext:value-type="float">
            <text:p>200</text:p>
          </table:table-cell>
          <table:table-cell table:formula="of:=[.E41]" office:value-type="float" office:value="200" calcext:value-type="float">
            <text:p>200</text:p>
          </table:table-cell>
          <table:table-cell table:formula="of:=[.F41]" office:value-type="float" office:value="200" calcext:value-type="float">
            <text:p>200</text:p>
          </table:table-cell>
          <table:table-cell table:formula="of:=[.G41]" office:value-type="float" office:value="200" calcext:value-type="float">
            <text:p>200</text:p>
          </table:table-cell>
          <table:table-cell table:formula="of:=[.H41]" office:value-type="float" office:value="200" calcext:value-type="float">
            <text:p>200</text:p>
          </table:table-cell>
          <table:table-cell table:formula="of:=[.I41]" office:value-type="float" office:value="200" calcext:value-type="float">
            <text:p>200</text:p>
          </table:table-cell>
          <table:table-cell table:formula="of:=[.J41]" office:value-type="float" office:value="200" calcext:value-type="float">
            <text:p>200</text:p>
          </table:table-cell>
          <table:table-cell table:formula="of:=[.K41]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x</text:p>
          </table:table-cell>
          <table:table-cell table:number-columns-repeated="11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</text:p>
          </table:table-cell>
          <table:table-cell table:number-columns-repeated="11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4" table:formula="of:=COM.MICROSOFT.CONCAT(&quot;{&quot;;[.B45];&quot;, &quot;;[.B40];&quot;, &quot;;[.B41];&quot;, &quot;;[.B42];&quot;, &quot;;[.B43];&quot;, &quot;;[.B35];&quot;, &quot;;[.B38];&quot;}&quot;)" office:value-type="string" office:string-value="{24, 20, 200, 40, 40, 97, 65}" calcext:value-type="string">
            <text:p>{24, 20, 200, 40, 40, 97, 65}</text:p>
          </table:table-cell>
          <table:table-cell table:style-name="ce4" table:formula="of:=COM.MICROSOFT.CONCAT(&quot;{&quot;;[.C45];&quot;, &quot;;[.C40];&quot;, &quot;;[.C41];&quot;, &quot;;[.C42];&quot;, &quot;;[.C43];&quot;, &quot;;[.C35];&quot;, &quot;;[.C38];&quot;}&quot;)" office:value-type="string" office:string-value="{25, 60, 200, 40, 40, 115, 83}" calcext:value-type="string">
            <text:p>{25, 60, 200, 40, 40, 115, 83}</text:p>
          </table:table-cell>
          <table:table-cell table:style-name="ce4" table:formula="of:=COM.MICROSOFT.CONCAT(&quot;{&quot;;[.D45];&quot;, &quot;;[.D40];&quot;, &quot;;[.D41];&quot;, &quot;;[.D42];&quot;, &quot;;[.D43];&quot;, &quot;;[.D35];&quot;, &quot;;[.D38];&quot;}&quot;)" office:value-type="string" office:string-value="{26, 100, 200, 40, 40, 100, 68}" calcext:value-type="string">
            <text:p>{26, 100, 200, 40, 40, 100, 68}</text:p>
          </table:table-cell>
          <table:table-cell table:style-name="ce4" table:formula="of:=COM.MICROSOFT.CONCAT(&quot;{&quot;;[.E45];&quot;, &quot;;[.E40];&quot;, &quot;;[.E41];&quot;, &quot;;[.E42];&quot;, &quot;;[.E43];&quot;, &quot;;[.E35];&quot;, &quot;;[.E38];&quot;}&quot;)" office:value-type="string" office:string-value="{27, 140, 200, 40, 40, 102, 70}" calcext:value-type="string">
            <text:p>{27, 140, 200, 40, 40, 102, 70}</text:p>
          </table:table-cell>
          <table:table-cell table:style-name="ce4" table:formula="of:=COM.MICROSOFT.CONCAT(&quot;{&quot;;[.F45];&quot;, &quot;;[.F40];&quot;, &quot;;[.F41];&quot;, &quot;;[.F42];&quot;, &quot;;[.F43];&quot;, &quot;;[.F35];&quot;, &quot;;[.F38];&quot;}&quot;)" office:value-type="string" office:string-value="{28, 180, 200, 40, 40, 103, 71}" calcext:value-type="string">
            <text:p>{28, 180, 200, 40, 40, 103, 71}</text:p>
          </table:table-cell>
          <table:table-cell table:style-name="ce4" table:formula="of:=COM.MICROSOFT.CONCAT(&quot;{&quot;;[.G45];&quot;, &quot;;[.G40];&quot;, &quot;;[.G41];&quot;, &quot;;[.G42];&quot;, &quot;;[.G43];&quot;, &quot;;[.G35];&quot;, &quot;;[.G38];&quot;}&quot;)" office:value-type="string" office:string-value="{29, 220, 200, 40, 40, 104, 72}" calcext:value-type="string">
            <text:p>{29, 220, 200, 40, 40, 104, 72}</text:p>
          </table:table-cell>
          <table:table-cell table:style-name="ce4" table:formula="of:=COM.MICROSOFT.CONCAT(&quot;{&quot;;[.H45];&quot;, &quot;;[.H40];&quot;, &quot;;[.H41];&quot;, &quot;;[.H42];&quot;, &quot;;[.H43];&quot;, &quot;;[.H35];&quot;, &quot;;[.H38];&quot;}&quot;)" office:value-type="string" office:string-value="{30, 260, 200, 40, 40, 106, 74}" calcext:value-type="string">
            <text:p>{30, 260, 200, 40, 40, 106, 74}</text:p>
          </table:table-cell>
          <table:table-cell table:style-name="ce4" table:formula="of:=COM.MICROSOFT.CONCAT(&quot;{&quot;;[.I45];&quot;, &quot;;[.I40];&quot;, &quot;;[.I41];&quot;, &quot;;[.I42];&quot;, &quot;;[.I43];&quot;, &quot;;[.I35];&quot;, &quot;;[.I38];&quot;}&quot;)" office:value-type="string" office:string-value="{31, 300, 200, 40, 40, 107, 75}" calcext:value-type="string">
            <text:p>{31, 300, 200, 40, 40, 107, 75}</text:p>
          </table:table-cell>
          <table:table-cell table:style-name="ce4" table:formula="of:=COM.MICROSOFT.CONCAT(&quot;{&quot;;[.J45];&quot;, &quot;;[.J40];&quot;, &quot;;[.J41];&quot;, &quot;;[.J42];&quot;, &quot;;[.J43];&quot;, &quot;;[.J35];&quot;, &quot;;[.J38];&quot;}&quot;)" office:value-type="string" office:string-value="{32, 340, 200, 40, 40, 108, 76}" calcext:value-type="string">
            <text:p>{32, 340, 200, 40, 40, 108, 76}</text:p>
          </table:table-cell>
          <table:table-cell table:style-name="ce4" table:formula="of:=COM.MICROSOFT.CONCAT(&quot;{&quot;;[.K45];&quot;, &quot;;[.K40];&quot;, &quot;;[.K41];&quot;, &quot;;[.K42];&quot;, &quot;;[.K43];&quot;, &quot;;[.K35];&quot;, &quot;;[.K38];&quot;}&quot;)" office:value-type="string" office:string-value="{33, 380, 200, 40, 40, 59, 58}" calcext:value-type="string">
            <text:p>{33, 380, 200, 40, 40, 59, 58}</text:p>
          </table:table-cell>
          <table:table-cell table:style-name="ce4" table:formula="of:=COM.MICROSOFT.CONCAT(&quot;{&quot;;[.L45];&quot;, &quot;;[.L40];&quot;, &quot;;[.L41];&quot;, &quot;;[.L42];&quot;, &quot;;[.L43];&quot;, &quot;;[.L35];&quot;, &quot;;[.L38];&quot;}&quot;)" office:value-type="string" office:string-value="{34, 420, 200, 40, 40, 39, 34}" calcext:value-type="string">
            <text:p>{34, 420, 200, 40, 40, 39, 34}</text:p>
          </table:table-cell>
          <table:table-cell table:style-name="ce4"/>
          <table:table-cell table:style-name="ce1"/>
          <table:table-cell table:style-name="ce6" table:formula="of:=CONCATENATE([.B47];&quot;, &quot;;[.C47];&quot;, &quot;;[.D47];&quot;, &quot;;[.E47];&quot;, &quot;;[.F47];&quot;, &quot;;[.G47];&quot;, &quot;;[.H47];&quot;, &quot;;[.I47];&quot;, &quot;;[.J47];&quot;, &quot;;[.K47];&quot;, &quot;;[.L47])" office:value-type="string" office:string-value="{24, 20, 200, 40, 40, 97, 65}, {25, 60, 200, 40, 40, 115, 83}, {26, 100, 200, 40, 40, 100, 68}, {27, 140, 200, 40, 40, 102, 70}, {28, 180, 200, 40, 40, 103, 71}, {29, 220, 200, 40, 40, 104, 72}, {30, 260, 200, 40, 40, 106, 74}, {31, 300, 200, 40, 40, 107, 75}, {32, 340, 200, 40, 40, 108, 76}, {33, 380, 200, 40, 40, 59, 58}, {34, 420, 200, 40, 40, 39, 34}" calcext:value-type="string">
            <text:p>{24, 20, 200, 40, 40, 97, 65}, {25, 60, 200, 40, 40, 115, 83}, {26, 100, 200, 40, 40, 100, 68}, {27, 140, 200, 40, 40, 102, 70}, {28, 180, 200, 40, 40, 103, 71}, {29, 220, 200, 40, 40, 104, 72}, {30, 260, 200, 40, 40, 106, 74}, {31, 300, 200, 40, 40, 107, 75}, {32, 340, 200, 40, 40, 108, 76}, {33, 380, 200, 40, 40, 59, 58}, {34, 420, 200, 40, 40, 39, 34}</text:p>
          </table:table-cell>
          <table:table-cell table:style-name="ce1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rH</text:p>
          </table:table-cell>
          <table:table-cell table:formula="of:=CODE([.B50])" office:value-type="float" office:value="122" calcext:value-type="float">
            <text:p>122</text:p>
          </table:table-cell>
          <table:table-cell table:formula="of:=CODE([.C50])" office:value-type="float" office:value="120" calcext:value-type="float">
            <text:p>120</text:p>
          </table:table-cell>
          <table:table-cell table:formula="of:=CODE([.D50])" office:value-type="float" office:value="99" calcext:value-type="float">
            <text:p>99</text:p>
          </table:table-cell>
          <table:table-cell table:formula="of:=CODE([.E50])" office:value-type="float" office:value="118" calcext:value-type="float">
            <text:p>118</text:p>
          </table:table-cell>
          <table:table-cell table:formula="of:=CODE([.F50])" office:value-type="float" office:value="98" calcext:value-type="float">
            <text:p>98</text:p>
          </table:table-cell>
          <table:table-cell table:formula="of:=CODE([.G50])" office:value-type="float" office:value="110" calcext:value-type="float">
            <text:p>110</text:p>
          </table:table-cell>
          <table:table-cell table:formula="of:=CODE([.H50])" office:value-type="float" office:value="109" calcext:value-type="float">
            <text:p>109</text:p>
          </table:table-cell>
          <table:table-cell table:formula="of:=CODE([.I50])" office:value-type="float" office:value="44" calcext:value-type="float">
            <text:p>44</text:p>
          </table:table-cell>
          <table:table-cell table:formula="of:=CODE([.J50])" office:value-type="float" office:value="46" calcext:value-type="float">
            <text:p>46</text:p>
          </table:table-cell>
          <table:table-cell table:formula="of:=CODE([.K50])"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rL</text:p>
          </table:table-cell>
          <table:table-cell table:formula="of:=CODE([.B53])" office:value-type="float" office:value="90" calcext:value-type="float">
            <text:p>90</text:p>
          </table:table-cell>
          <table:table-cell table:formula="of:=CODE([.C53])" office:value-type="float" office:value="88" calcext:value-type="float">
            <text:p>88</text:p>
          </table:table-cell>
          <table:table-cell table:formula="of:=CODE([.D53])" office:value-type="float" office:value="67" calcext:value-type="float">
            <text:p>67</text:p>
          </table:table-cell>
          <table:table-cell table:formula="of:=CODE([.E53])" office:value-type="float" office:value="86" calcext:value-type="float">
            <text:p>86</text:p>
          </table:table-cell>
          <table:table-cell table:formula="of:=CODE([.F53])" office:value-type="float" office:value="66" calcext:value-type="float">
            <text:p>66</text:p>
          </table:table-cell>
          <table:table-cell table:formula="of:=CODE([.G53])" office:value-type="float" office:value="78" calcext:value-type="float">
            <text:p>78</text:p>
          </table:table-cell>
          <table:table-cell table:formula="of:=CODE([.H53])" office:value-type="float" office:value="77" calcext:value-type="float">
            <text:p>77</text:p>
          </table:table-cell>
          <table:table-cell table:formula="of:=CODE([.I53])" office:value-type="float" office:value="60" calcext:value-type="float">
            <text:p>60</text:p>
          </table:table-cell>
          <table:table-cell table:formula="of:=CODE([.J53])" office:value-type="float" office:value="62" calcext:value-type="float">
            <text:p>62</text:p>
          </table:table-cell>
          <table:table-cell table:formula="of:=CODE([.K53])"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</text:p>
          </table:table-cell>
          <table:table-cell office:value-type="float" office:value="40" calcext:value-type="float">
            <text:p>40</text:p>
          </table:table-cell>
          <table:table-cell table:formula="of:=[.B56]+40" office:value-type="float" office:value="80" calcext:value-type="float">
            <text:p>80</text:p>
          </table:table-cell>
          <table:table-cell table:formula="of:=[.C56]+40" office:value-type="float" office:value="120" calcext:value-type="float">
            <text:p>120</text:p>
          </table:table-cell>
          <table:table-cell table:formula="of:=[.D56]+40" office:value-type="float" office:value="160" calcext:value-type="float">
            <text:p>160</text:p>
          </table:table-cell>
          <table:table-cell table:formula="of:=[.E56]+40" office:value-type="float" office:value="200" calcext:value-type="float">
            <text:p>200</text:p>
          </table:table-cell>
          <table:table-cell table:formula="of:=[.F56]+40" office:value-type="float" office:value="240" calcext:value-type="float">
            <text:p>240</text:p>
          </table:table-cell>
          <table:table-cell table:formula="of:=[.G56]+40" office:value-type="float" office:value="280" calcext:value-type="float">
            <text:p>280</text:p>
          </table:table-cell>
          <table:table-cell table:formula="of:=[.H56]+40" office:value-type="float" office:value="320" calcext:value-type="float">
            <text:p>320</text:p>
          </table:table-cell>
          <table:table-cell table:formula="of:=[.I56]+40" office:value-type="float" office:value="360" calcext:value-type="float">
            <text:p>360</text:p>
          </table:table-cell>
          <table:table-cell table:formula="of:=[.J56]+40"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240" calcext:value-type="float">
            <text:p>240</text:p>
          </table:table-cell>
          <table:table-cell table:formula="of:=[.B57]" office:value-type="float" office:value="240" calcext:value-type="float">
            <text:p>240</text:p>
          </table:table-cell>
          <table:table-cell table:formula="of:=[.C57]" office:value-type="float" office:value="240" calcext:value-type="float">
            <text:p>240</text:p>
          </table:table-cell>
          <table:table-cell table:formula="of:=[.D57]" office:value-type="float" office:value="240" calcext:value-type="float">
            <text:p>240</text:p>
          </table:table-cell>
          <table:table-cell table:formula="of:=[.E57]" office:value-type="float" office:value="240" calcext:value-type="float">
            <text:p>240</text:p>
          </table:table-cell>
          <table:table-cell table:formula="of:=[.F57]" office:value-type="float" office:value="240" calcext:value-type="float">
            <text:p>240</text:p>
          </table:table-cell>
          <table:table-cell table:formula="of:=[.G57]" office:value-type="float" office:value="240" calcext:value-type="float">
            <text:p>240</text:p>
          </table:table-cell>
          <table:table-cell table:formula="of:=[.H57]" office:value-type="float" office:value="240" calcext:value-type="float">
            <text:p>240</text:p>
          </table:table-cell>
          <table:table-cell table:formula="of:=[.I57]" office:value-type="float" office:value="240" calcext:value-type="float">
            <text:p>240</text:p>
          </table:table-cell>
          <table:table-cell table:formula="of:=[.J57]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x</text:p>
          </table:table-cell>
          <table:table-cell table:number-columns-repeated="10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</text:p>
          </table:table-cell>
          <table:table-cell table:number-columns-repeated="10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style-name="ce1"/>
          <table:table-cell table:style-name="ce4" table:formula="of:=COM.MICROSOFT.CONCAT(&quot;{&quot;;[.B61];&quot;, &quot;;[.B56];&quot;, &quot;;[.B57];&quot;, &quot;;[.B58];&quot;, &quot;;[.B59];&quot;, &quot;;[.B51];&quot;, &quot;;[.B54];&quot;}&quot;)" office:value-type="string" office:string-value="{35, 40, 240, 40, 40, 122, 90}" calcext:value-type="string">
            <text:p>{35, 40, 240, 40, 40, 122, 90}</text:p>
          </table:table-cell>
          <table:table-cell table:style-name="ce4" table:formula="of:=COM.MICROSOFT.CONCAT(&quot;{&quot;;[.C61];&quot;, &quot;;[.C56];&quot;, &quot;;[.C57];&quot;, &quot;;[.C58];&quot;, &quot;;[.C59];&quot;, &quot;;[.C51];&quot;, &quot;;[.C54];&quot;}&quot;)" office:value-type="string" office:string-value="{36, 80, 240, 40, 40, 120, 88}" calcext:value-type="string">
            <text:p>{36, 80, 240, 40, 40, 120, 88}</text:p>
          </table:table-cell>
          <table:table-cell table:style-name="ce4" table:formula="of:=COM.MICROSOFT.CONCAT(&quot;{&quot;;[.D61];&quot;, &quot;;[.D56];&quot;, &quot;;[.D57];&quot;, &quot;;[.D58];&quot;, &quot;;[.D59];&quot;, &quot;;[.D51];&quot;, &quot;;[.D54];&quot;}&quot;)" office:value-type="string" office:string-value="{37, 120, 240, 40, 40, 99, 67}" calcext:value-type="string">
            <text:p>{37, 120, 240, 40, 40, 99, 67}</text:p>
          </table:table-cell>
          <table:table-cell table:style-name="ce4" table:formula="of:=COM.MICROSOFT.CONCAT(&quot;{&quot;;[.E61];&quot;, &quot;;[.E56];&quot;, &quot;;[.E57];&quot;, &quot;;[.E58];&quot;, &quot;;[.E59];&quot;, &quot;;[.E51];&quot;, &quot;;[.E54];&quot;}&quot;)" office:value-type="string" office:string-value="{38, 160, 240, 40, 40, 118, 86}" calcext:value-type="string">
            <text:p>{38, 160, 240, 40, 40, 118, 86}</text:p>
          </table:table-cell>
          <table:table-cell table:style-name="ce4" table:formula="of:=COM.MICROSOFT.CONCAT(&quot;{&quot;;[.F61];&quot;, &quot;;[.F56];&quot;, &quot;;[.F57];&quot;, &quot;;[.F58];&quot;, &quot;;[.F59];&quot;, &quot;;[.F51];&quot;, &quot;;[.F54];&quot;}&quot;)" office:value-type="string" office:string-value="{39, 200, 240, 40, 40, 98, 66}" calcext:value-type="string">
            <text:p>{39, 200, 240, 40, 40, 98, 66}</text:p>
          </table:table-cell>
          <table:table-cell table:style-name="ce4" table:formula="of:=COM.MICROSOFT.CONCAT(&quot;{&quot;;[.G61];&quot;, &quot;;[.G56];&quot;, &quot;;[.G57];&quot;, &quot;;[.G58];&quot;, &quot;;[.G59];&quot;, &quot;;[.G51];&quot;, &quot;;[.G54];&quot;}&quot;)" office:value-type="string" office:string-value="{40, 240, 240, 40, 40, 110, 78}" calcext:value-type="string">
            <text:p>{40, 240, 240, 40, 40, 110, 78}</text:p>
          </table:table-cell>
          <table:table-cell table:style-name="ce4" table:formula="of:=COM.MICROSOFT.CONCAT(&quot;{&quot;;[.H61];&quot;, &quot;;[.H56];&quot;, &quot;;[.H57];&quot;, &quot;;[.H58];&quot;, &quot;;[.H59];&quot;, &quot;;[.H51];&quot;, &quot;;[.H54];&quot;}&quot;)" office:value-type="string" office:string-value="{41, 280, 240, 40, 40, 109, 77}" calcext:value-type="string">
            <text:p>{41, 280, 240, 40, 40, 109, 77}</text:p>
          </table:table-cell>
          <table:table-cell table:style-name="ce4" table:formula="of:=COM.MICROSOFT.CONCAT(&quot;{&quot;;[.I61];&quot;, &quot;;[.I56];&quot;, &quot;;[.I57];&quot;, &quot;;[.I58];&quot;, &quot;;[.I59];&quot;, &quot;;[.I51];&quot;, &quot;;[.I54];&quot;}&quot;)" office:value-type="string" office:string-value="{42, 320, 240, 40, 40, 44, 60}" calcext:value-type="string">
            <text:p>{42, 320, 240, 40, 40, 44, 60}</text:p>
          </table:table-cell>
          <table:table-cell table:style-name="ce4" table:formula="of:=COM.MICROSOFT.CONCAT(&quot;{&quot;;[.J61];&quot;, &quot;;[.J56];&quot;, &quot;;[.J57];&quot;, &quot;;[.J58];&quot;, &quot;;[.J59];&quot;, &quot;;[.J51];&quot;, &quot;;[.J54];&quot;}&quot;)" office:value-type="string" office:string-value="{43, 360, 240, 40, 40, 46, 62}" calcext:value-type="string">
            <text:p>{43, 360, 240, 40, 40, 46, 62}</text:p>
          </table:table-cell>
          <table:table-cell table:style-name="ce4" table:formula="of:=COM.MICROSOFT.CONCAT(&quot;{&quot;;[.K61];&quot;, &quot;;[.K56];&quot;, &quot;;[.K57];&quot;, &quot;;[.K58];&quot;, &quot;;[.K59];&quot;, &quot;;[.K51];&quot;, &quot;;[.K54];&quot;}&quot;)" office:value-type="string" office:string-value="{44, 400, 240, 40, 40, 47, 63}" calcext:value-type="string">
            <text:p>{44, 400, 240, 40, 40, 47, 63}</text:p>
          </table:table-cell>
          <table:table-cell table:style-name="ce4" table:number-columns-repeated="2"/>
          <table:table-cell table:style-name="ce1"/>
          <table:table-cell table:style-name="ce6" table:formula="of:=CONCATENATE([.B63];&quot;, &quot;;[.C63];&quot;, &quot;;[.D63];&quot;, &quot;;[.E63];&quot;, &quot;;[.F63];&quot;, &quot;;[.G63];&quot;, &quot;;[.H63];&quot;, &quot;;[.I63];&quot;, &quot;;[.J63];&quot;, &quot;;[.K63])" office:value-type="string" office:string-value="{35, 40, 240, 40, 40, 122, 90}, {36, 80, 240, 40, 40, 120, 88}, {37, 120, 240, 40, 40, 99, 67}, {38, 160, 240, 40, 40, 118, 86}, {39, 200, 240, 40, 40, 98, 66}, {40, 240, 240, 40, 40, 110, 78}, {41, 280, 240, 40, 40, 109, 77}, {42, 320, 240, 40, 40, 44, 60}, {43, 360, 240, 40, 40, 46, 62}, {44, 400, 240, 40, 40, 47, 63}" calcext:value-type="string">
            <text:p>{35, 40, 240, 40, 40, 122, 90}, {36, 80, 240, 40, 40, 120, 88}, {37, 120, 240, 40, 40, 99, 67}, {38, 160, 240, 40, 40, 118, 86}, {39, 200, 240, 40, 40, 98, 66}, {40, 240, 240, 40, 40, 110, 78}, {41, 280, 240, 40, 40, 109, 77}, {42, 320, 240, 40, 40, 44, 60}, {43, 360, 240, 40, 40, 46, 62}, {44, 400, 240, 40, 40, 47, 63}</text:p>
          </table:table-cell>
          <table:table-cell table:style-name="ce1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14"/>
          <table:table-cell table:formula="of:=CONCATENATE(&quot;{&quot;;[.O15];&quot;, &quot;;[.O31];&quot;, &quot;;[.O47];&quot;, &quot;;[.O63];&quot;}&quot;)" office:value-type="string" office:string-value="{{0, 0, 120, 40, 40, 49, 33}, {1, 40, 120, 40, 40, 50, 64}, {2, 80, 120, 40, 40, 51, 35}, {3, 120, 120, 40, 40, 52, 36}, {4, 160, 120, 40, 40, 53, 37}, {5, 200, 120, 40, 40, 54, 94}, {6, 240, 120, 40, 40, 55, 38}, {7, 280, 120, 40, 40, 56, 42}, {8, 320, 120, 40, 40, 57, 40}, {9, 360, 120, 40, 40, 48, 41}, {10, 400, 120, 40, 40, 45, 95}, {11, 440, 120, 40, 40, 61, 43}, {12, 0, 160, 40, 40, 113, 81}, {13, 40, 160, 40, 40, 119, 87}, {14, 80, 160, 40, 40, 101, 69}, {15, 120, 160, 40, 40, 114, 82}, {16, 160, 160, 40, 40, 116, 84}, {17, 200, 160, 40, 40, 121, 89}, {18, 240, 160, 40, 40, 117, 85}, {19, 280, 160, 40, 40, 105, 73}, {20, 320, 160, 40, 40, 111, 79}, {21, 360, 160, 40, 40, 112, 80}, {22, 400, 160, 40, 40, 91, 123}, {23, 440, 160, 40, 40, 93, 125}, {24, 20, 200, 40, 40, 97, 65}, {25, 60, 200, 40, 40, 115, 83}, {26, 100, 200, 40, 40, 100, 68}, {27, 140, 200, 40, 40, 102, 70}, {28, 180, 200, 40, 40, 103, 71}, {29, 220, 200, 40, 40, 104, 72}, {30, 260, 200, 40, 40, 106, 74}, {31, 300, 200, 40, 40, 107, 75}, {32, 340, 200, 40, 40, 108, 76}, {33, 380, 200, 40, 40, 59, 58}, {34, 420, 200, 40, 40, 39, 34}, {35, 40, 240, 40, 40, 122, 90}, {36, 80, 240, 40, 40, 120, 88}, {37, 120, 240, 40, 40, 99, 67}, {38, 160, 240, 40, 40, 118, 86}, {39, 200, 240, 40, 40, 98, 66}, {40, 240, 240, 40, 40, 110, 78}, {41, 280, 240, 40, 40, 109, 77}, {42, 320, 240, 40, 40, 44, 60}, {43, 360, 240, 40, 40, 46, 62}, {44, 400, 240, 40, 40, 47, 63}}" calcext:value-type="string">
            <text:p>{{0, 0, 120, 40, 40, 49, 33}, {1, 40, 120, 40, 40, 50, 64}, {2, 80, 120, 40, 40, 51, 35}, {3, 120, 120, 40, 40, 52, 36}, {4, 160, 120, 40, 40, 53, 37}, {5, 200, 120, 40, 40, 54, 94}, {6, 240, 120, 40, 40, 55, 38}, {7, 280, 120, 40, 40, 56, 42}, {8, 320, 120, 40, 40, 57, 40}, {9, 360, 120, 40, 40, 48, 41}, {10, 400, 120, 40, 40, 45, 95}, {11, 440, 120, 40, 40, 61, 43}, {12, 0, 160, 40, 40, 113, 81}, {13, 40, 160, 40, 40, 119, 87}, {14, 80, 160, 40, 40, 101, 69}, {15, 120, 160, 40, 40, 114, 82}, {16, 160, 160, 40, 40, 116, 84}, {17, 200, 160, 40, 40, 121, 89}, {18, 240, 160, 40, 40, 117, 85}, {19, 280, 160, 40, 40, 105, 73}, {20, 320, 160, 40, 40, 111, 79}, {21, 360, 160, 40, 40, 112, 80}, {22, 400, 160, 40, 40, 91, 123}, {23, 440, 160, 40, 40, 93, 125}, {24, 20, 200, 40, 40, 97, 65}, {25, 60, 200, 40, 40, 115, 83}, {26, 100, 200, 40, 40, 100, 68}, {27, 140, 200, 40, 40, 102, 70}, {28, 180, 200, 40, 40, 103, 71}, {29, 220, 200, 40, 40, 104, 72}, {30, 260, 200, 40, 40, 106, 74}, {31, 300, 200, 40, 40, 107, 75}, {32, 340, 200, 40, 40, 108, 76}, {33, 380, 200, 40, 40, 59, 58}, {34, 420, 200, 40, 40, 39, 34}, {35, 40, 240, 40, 40, 122, 90}, {36, 80, 240, 40, 40, 120, 88}, {37, 120, 240, 40, 40, 99, 67}, {38, 160, 240, 40, 40, 118, 86}, {39, 200, 240, 40, 40, 98, 66}, {40, 240, 240, 40, 40, 110, 78}, {41, 280, 240, 40, 40, 109, 77}, {42, 320, 240, 40, 40, 44, 60}, {43, 360, 240, 40, 40, 46, 62}, {44, 400, 240, 40, 40, 47, 63}}</text:p>
          </table:table-cell>
          <table:table-cell table:number-columns-repeated="100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-00-0000</text:date>, <text:time style:data-style-name="N2" text:time-value="22:26:40.85362791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21:13:08.943886256</meta:creation-date>
    <dc:date>2019-06-09T23:34:42.648269473</dc:date>
    <meta:editing-duration>PT1H4M5S</meta:editing-duration>
    <meta:editing-cycles>4</meta:editing-cycles>
    <meta:generator>LibreOffice/6.0.7.3$Linux_X86_64 LibreOffice_project/00m0$Build-3</meta:generator>
    <meta:document-statistic meta:table-count="1" meta:cell-count="483" meta:object-count="0"/>
  </office:meta>
</office:document-meta>
</file>